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fcd1" officeooo:paragraph-rsid="0003fcd1"/>
    </style:style>
    <style:style style:name="P2" style:family="paragraph" style:parent-style-name="Standard">
      <style:text-properties officeooo:rsid="0000b725" officeooo:paragraph-rsid="0003fcd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cd1" officeooo:paragraph-rsid="0003fcd1" style:font-weight-asian="bold" style:font-weight-complex="bold"/>
    </style:style>
    <style:style style:name="P4" style:family="paragraph" style:parent-style-name="Standard">
      <style:text-properties officeooo:rsid="0003fcd1" officeooo:paragraph-rsid="0003fcd1" fo:background-color="#ffff99"/>
    </style:style>
    <style:style style:name="T1" style:family="text">
      <style:text-properties officeooo:rsid="0003fcd1"/>
    </style:style>
    <style:style style:name="T2" style:family="text">
      <style:text-properties fo:background-color="#ffff99" loext:char-shading-value="0"/>
    </style:style>
    <style:style style:name="T3" style:family="text">
      <style:text-properties officeooo:rsid="0000b725" fo:background-color="#ff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Steps to login for oracle 11g:-</text:p>
      <text:p text:style-name="P3"/>
      <text:p text:style-name="P1">1) Go to Network.</text:p>
      <text:p text:style-name="P1">2)) Make proxy server ip address “None”.</text:p>
      <text:p text:style-name="P1">3) Open terminal:- switch to root</text:p>
      <text:p text:style-name="P1">4) run this commands</text:p>
      <text:p text:style-name="P1"/>
      <text:p text:style-name="P2"><text:span text:style-name="T1">a) </text:span>/<text:span text:style-name="T2">etc/init.d/oracle-xe restart </text:span></text:p>
      <text:p text:style-name="P2"/>
      <text:p text:style-name="P1"><text:span text:style-name="T2">b) </text:span><text:span text:style-name="T3">cd /u01/app/oracle/product/11.2.0/xe/bin</text:span></text:p>
      <text:p text:style-name="P1"/>
      <text:p text:style-name="P1"><text:span text:style-name="T2">c) </text:span><text:span text:style-name="T3">. ./oracle_env.sh</text:span></text:p>
      <text:p text:style-name="P1"/>
      <text:p text:style-name="P1"><text:span text:style-name="T3">d</text:span><text:span text:style-name="T2">) <text:s/></text:span><text:span text:style-name="T3">sqlplus system</text:span></text:p>
      <text:p text:style-name="P1"/>
      <text:p text:style-name="P1"><text:span text:style-name="T3">e</text:span><text:span text:style-name="T2">nter password:- </text:span></text:p>
      <text:p text:style-name="P1"/>
      <text:p text:style-name="P1">It will show you:-</text:p>
      <text:p text:style-name="P4">SQL&gt; prompt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sl </meta:initial-creator>
    <meta:creation-date>2017-07-24T12:41:51.805212800</meta:creation-date>
    <dc:date>2017-07-25T14:17:54.170265540</dc:date>
    <dc:creator>dbsl </dc:creator>
    <meta:editing-duration>P0D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12" meta:word-count="47" meta:character-count="301" meta:non-whitespace-character-count="263"/>
  </office:meta>
</office:document-meta>
</file>